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7cm" svg:height="9.005cm" svg:x="41.604cm" svg:y="22.046cm">
            <draw:object draw:notify-on-update-of-ranges="Лист1.A1:Лист1.A3 Лист1.B1:Лист1.B3 Лист1.C1:Лист1.C3 Лист1.D1:Лист1.D3 Лист1.E1:Лист1.E3 Лист1.F1:Лист1.F3 Лист1.G1:Лист1.G3 Лист1.H1:Лист1.H3 Лист1.I1:Лист1.I3 Лист1.J1:Лист1.J3 Лист1.K1:Лист1.K3 Лист1.L1:Лист1.L3 Лист1.M1:Лист1.M3 Лист1.N1:Лист1.N3 Лист1.O1:Лист1.O3 Лист1.P1:Лист1.P3 Лист1.Q1:Лист1.Q3 Лист1.R1:Лист1.R3 Лист1.S1:Лист1.S3 Лист1.T1:Лист1.T3 Лист1.U1:Лист1.U3 Лист1.V1:Лист1.V3 Лист1.W1:Лист1.W3 Лист1.X1:Лист1.X3 Лист1.Y1:Лист1.Y3 Лист1.Z1:Лист1.Z3 Лист1.AA1:Лист1.AA3 Лист1.AB1:Лист1.AB3 Лист1.AC1:Лист1.A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84.933cm" svg:y="9.821cm">
            <draw:object draw:notify-on-update-of-ranges="Лист1.A1:Лист1.A1 Лист1.B1:Лист1.AC1 Лист1.A2:Лист1.A2 Лист1.B2:Лист1.AC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7.561cm" svg:height="15.502cm" svg:x="60.244cm" svg:y="19.471cm">
            <draw:object draw:notify-on-update-of-ranges="Лист1.B1:Лист1.AC1 Лист1.B2:Лист1.AC2 Лист1.B1:Лист1.AC1 Лист1.B3:Лист1.AC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981cm" svg:height="3.478cm" svg:x="84.632cm" svg:y="13.84cm">
            <draw:object draw:notify-on-update-of-ranges="Лист1.A1:Лист1.A1 Лист1.B1:Лист1.AG1 Лист1.A2:Лист1.A2 Лист1.B2:Лист1.AG2 Лист1.A1:Лист1.A1 Лист1.B1:Лист1.AG1 Лист1.A3:Лист1.A3 Лист1.B3:Лист1.AG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7.038cm" svg:height="12.962cm" svg:x="49.23cm" svg:y="4.834cm">
            <draw:object draw:notify-on-update-of-ranges="Лист1.A7:Лист1.A7 Лист1.B7:Лист1.AG7 Лист1.A8:Лист1.A8 Лист1.B8:Лист1.AG8 Лист1.A7:Лист1.A7 Лист1.B7:Лист1.AG7 Лист1.A9:Лист1.A9 Лист1.B9:Лист1.AG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6" table:default-cell-style-name="Default"/>
        <table:table-row table:style-name="ro1">
          <table:table-cell office:value-type="string" calcext:value-type="string">
            <text:p>t,se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V,kb</text:p>
          </table:table-cell>
          <table:table-cell office:value-type="float" office:value="49536" calcext:value-type="float">
            <text:p>49536</text:p>
          </table:table-cell>
          <table:table-cell office:value-type="float" office:value="46168" calcext:value-type="float">
            <text:p>46168</text:p>
          </table:table-cell>
          <table:table-cell office:value-type="float" office:value="39297" calcext:value-type="float">
            <text:p>39297</text:p>
          </table:table-cell>
          <table:table-cell office:value-type="float" office:value="32603" calcext:value-type="float">
            <text:p>32603</text:p>
          </table:table-cell>
          <table:table-cell office:value-type="float" office:value="30132" calcext:value-type="float">
            <text:p>30132</text:p>
          </table:table-cell>
          <table:table-cell office:value-type="float" office:value="25907" calcext:value-type="float">
            <text:p>25907</text:p>
          </table:table-cell>
          <table:table-cell office:value-type="float" office:value="19502" calcext:value-type="float">
            <text:p>19502</text:p>
          </table:table-cell>
          <table:table-cell office:value-type="float" office:value="16261" calcext:value-type="float">
            <text:p>16261</text:p>
          </table:table-cell>
          <table:table-cell office:value-type="float" office:value="9833" calcext:value-type="float">
            <text:p>9833</text:p>
          </table:table-cell>
          <table:table-cell office:value-type="float" office:value="3437" calcext:value-type="float">
            <text:p>3437</text:p>
          </table:table-cell>
          <table:table-cell office:value-type="float" office:value="1279" calcext:value-type="float">
            <text:p>1279</text:p>
          </table:table-cell>
          <table:table-cell office:value-type="float" office:value="1223" calcext:value-type="float">
            <text:p>1223</text:p>
          </table:table-cell>
          <table:table-cell office:value-type="float" office:value="1293" calcext:value-type="float">
            <text:p>1293</text:p>
          </table:table-cell>
          <table:table-cell office:value-type="float" office:value="1195" calcext:value-type="float">
            <text:p>1195</text:p>
          </table:table-cell>
          <table:table-cell office:value-type="float" office:value="1235" calcext:value-type="float">
            <text:p>1235</text:p>
          </table:table-cell>
          <table:table-cell office:value-type="float" office:value="1183" calcext:value-type="float">
            <text:p>1183</text:p>
          </table:table-cell>
          <table:table-cell table:number-columns-repeated="2" office:value-type="float" office:value="1223" calcext:value-type="float">
            <text:p>1223</text:p>
          </table:table-cell>
          <table:table-cell office:value-type="float" office:value="29541" calcext:value-type="float">
            <text:p>29541</text:p>
          </table:table-cell>
          <table:table-cell office:value-type="float" office:value="26233" calcext:value-type="float">
            <text:p>26233</text:p>
          </table:table-cell>
          <table:table-cell office:value-type="float" office:value="22965" calcext:value-type="float">
            <text:p>22965</text:p>
          </table:table-cell>
          <table:table-cell office:value-type="float" office:value="21325" calcext:value-type="float">
            <text:p>21325</text:p>
          </table:table-cell>
          <table:table-cell office:value-type="float" office:value="18006" calcext:value-type="float">
            <text:p>18006</text:p>
          </table:table-cell>
          <table:table-cell office:value-type="float" office:value="16330" calcext:value-type="float">
            <text:p>16330</text:p>
          </table:table-cell>
          <table:table-cell office:value-type="float" office:value="12952" calcext:value-type="float">
            <text:p>12952</text:p>
          </table:table-cell>
          <table:table-cell office:value-type="float" office:value="9574" calcext:value-type="float">
            <text:p>9574</text:p>
          </table:table-cell>
          <table:table-cell office:value-type="float" office:value="6177" calcext:value-type="float">
            <text:p>6177</text:p>
          </table:table-cell>
          <table:table-cell office:value-type="float" office:value="4468" calcext:value-type="float">
            <text:p>4468</text:p>
          </table:table-cell>
          <table:table-cell office:value-type="float" office:value="1297" calcext:value-type="float">
            <text:p>1297</text:p>
          </table:table-cell>
          <table:table-cell office:value-type="float" office:value="1721" calcext:value-type="float">
            <text:p>1721</text:p>
          </table:table-cell>
          <table:table-cell office:value-type="float" office:value="1237" calcext:value-type="float">
            <text:p>1237</text:p>
          </table:table-cell>
          <table:table-cell office:value-type="float" office:value="13188" calcext:value-type="float">
            <text:p>13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_swap,kb</text:p>
          </table:table-cell>
          <table:table-cell table:number-columns-repeated="10" office:value-type="float" office:value="20480" calcext:value-type="float">
            <text:p>20480</text:p>
          </table:table-cell>
          <table:table-cell office:value-type="float" office:value="20475" calcext:value-type="float">
            <text:p>20475</text:p>
          </table:table-cell>
          <table:table-cell office:value-type="float" office:value="20360" calcext:value-type="float">
            <text:p>20360</text:p>
          </table:table-cell>
          <table:table-cell office:value-type="float" office:value="17960" calcext:value-type="float">
            <text:p>17960</text:p>
          </table:table-cell>
          <table:table-cell office:value-type="float" office:value="15230" calcext:value-type="float">
            <text:p>15230</text:p>
          </table:table-cell>
          <table:table-cell office:value-type="float" office:value="9612" calcext:value-type="float">
            <text:p>9612</text:p>
          </table:table-cell>
          <table:table-cell office:value-type="float" office:value="3787" calcext:value-type="float">
            <text:p>3787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6010" calcext:value-type="float">
            <text:p>6010</text:p>
          </table:table-cell>
          <table:table-cell office:value-type="float" office:value="6087" calcext:value-type="float">
            <text:p>6087</text:p>
          </table:table-cell>
          <table:table-cell table:number-columns-repeated="5" office:value-type="float" office:value="6095" calcext:value-type="float">
            <text:p>6095</text:p>
          </table:table-cell>
          <table:table-cell table:number-columns-repeated="3" office:value-type="float" office:value="6100" calcext:value-type="float">
            <text:p>6100</text:p>
          </table:table-cell>
          <table:table-cell office:value-type="float" office:value="5939" calcext:value-type="float">
            <text:p>5939</text:p>
          </table:table-cell>
          <table:table-cell office:value-type="float" office:value="2890" calcext:value-type="float">
            <text:p>2890</text:p>
          </table:table-cell>
          <table:table-cell office:value-type="float" office:value="2401" calcext:value-type="float">
            <text:p>2401</text:p>
          </table:table-cell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office:value-type="string" calcext:value-type="string">
            <text:p>t,se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roc1,%</text:p>
          </table:table-cell>
          <table:table-cell office:value-type="float" office:value="0.1" calcext:value-type="float">
            <text:p>0,1</text:p>
          </table:table-cell>
          <table:table-cell office:value-type="float" office:value="2.5" calcext:value-type="float">
            <text:p>2,5</text:p>
          </table:table-cell>
          <table:table-cell office:value-type="float" office:value="7.4" calcext:value-type="float">
            <text:p>7,4</text:p>
          </table:table-cell>
          <table:table-cell office:value-type="float" office:value="12.1" calcext:value-type="float">
            <text:p>12,1</text:p>
          </table:table-cell>
          <table:table-cell office:value-type="float" office:value="14.2" calcext:value-type="float">
            <text:p>14,2</text:p>
          </table:table-cell>
          <table:table-cell office:value-type="float" office:value="17.3" calcext:value-type="float">
            <text:p>17,3</text:p>
          </table:table-cell>
          <table:table-cell office:value-type="float" office:value="21.2" calcext:value-type="float">
            <text:p>21,2</text:p>
          </table:table-cell>
          <table:table-cell office:value-type="float" office:value="23.5" calcext:value-type="float">
            <text:p>23,5</text:p>
          </table:table-cell>
          <table:table-cell office:value-type="float" office:value="28.1" calcext:value-type="float">
            <text:p>28,1</text:p>
          </table:table-cell>
          <table:table-cell office:value-type="float" office:value="33.7" calcext:value-type="float">
            <text:p>33,7</text:p>
          </table:table-cell>
          <table:table-cell office:value-type="float" office:value="34.9" calcext:value-type="float">
            <text:p>34,9</text:p>
          </table:table-cell>
          <table:table-cell office:value-type="float" office:value="39.4" calcext:value-type="float">
            <text:p>39,4</text:p>
          </table:table-cell>
          <table:table-cell office:value-type="float" office:value="44.8" calcext:value-type="float">
            <text:p>44,8</text:p>
          </table:table-cell>
          <table:table-cell office:value-type="float" office:value="46.5" calcext:value-type="float">
            <text:p>46,5</text:p>
          </table:table-cell>
          <table:table-cell office:value-type="float" office:value="45.5" calcext:value-type="float">
            <text:p>45,5</text:p>
          </table:table-cell>
          <table:table-cell office:value-type="float" office:value="46.4" calcext:value-type="float">
            <text:p>46,4</text:p>
          </table:table-cell>
          <table:table-cell table:number-columns-repeated="3" office:value-type="float" office:value="46.5" calcext:value-type="float">
            <text:p>46,5</text:p>
          </table:table-cell>
          <table:table-cell office:value-type="float" office:value="51.1" calcext:value-type="float">
            <text:p>51,1</text:p>
          </table:table-cell>
          <table:table-cell office:value-type="float" office:value="55.8" calcext:value-type="float">
            <text:p>55,8</text:p>
          </table:table-cell>
          <table:table-cell office:value-type="float" office:value="58.2" calcext:value-type="float">
            <text:p>58,2</text:p>
          </table:table-cell>
          <table:table-cell office:value-type="float" office:value="62.9" calcext:value-type="float">
            <text:p>62,9</text:p>
          </table:table-cell>
          <table:table-cell office:value-type="float" office:value="65.4" calcext:value-type="float">
            <text:p>65,4</text:p>
          </table:table-cell>
          <table:table-cell office:value-type="float" office:value="70.2" calcext:value-type="float">
            <text:p>70,2</text:p>
          </table:table-cell>
          <table:table-cell office:value-type="float" office:value="75.1" calcext:value-type="float">
            <text:p>75,1</text:p>
          </table:table-cell>
          <table:table-cell office:value-type="float" office:value="80" calcext:value-type="float">
            <text:p>80</text:p>
          </table:table-cell>
          <table:table-cell office:value-type="float" office:value="82.5" calcext:value-type="float">
            <text:p>82,5</text:p>
          </table:table-cell>
          <table:table-cell office:value-type="float" office:value="87.2" calcext:value-type="float">
            <text:p>87,2</text:p>
          </table:table-cell>
          <table:table-cell office:value-type="float" office:value="87.5" calcext:value-type="float">
            <text:p>87,5</text:p>
          </table:table-cell>
          <table:table-cell office:value-type="float" office:value="89.2" calcext:value-type="float">
            <text:p>89,2</text:p>
          </table:table-cell>
          <table:table-cell office:value-type="float" office:value="88.8" calcext:value-type="float">
            <text:p>88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2,%</text:p>
          </table:table-cell>
          <table:table-cell office:value-type="float" office:value="0.1" calcext:value-type="float">
            <text:p>0,1</text:p>
          </table:table-cell>
          <table:table-cell office:value-type="float" office:value="2.5" calcext:value-type="float">
            <text:p>2,5</text:p>
          </table:table-cell>
          <table:table-cell office:value-type="float" office:value="7.5" calcext:value-type="float">
            <text:p>7,5</text:p>
          </table:table-cell>
          <table:table-cell office:value-type="float" office:value="12.3" calcext:value-type="float">
            <text:p>12,3</text:p>
          </table:table-cell>
          <table:table-cell office:value-type="float" office:value="13.7" calcext:value-type="float">
            <text:p>13,7</text:p>
          </table:table-cell>
          <table:table-cell office:value-type="float" office:value="16.6" calcext:value-type="float">
            <text:p>16,6</text:p>
          </table:table-cell>
          <table:table-cell office:value-type="float" office:value="22" calcext:value-type="float">
            <text:p>22</text:p>
          </table:table-cell>
          <table:table-cell office:value-type="float" office:value="24.4" calcext:value-type="float">
            <text:p>24,4</text:p>
          </table:table-cell>
          <table:table-cell office:value-type="float" office:value="29.1" calcext:value-type="float">
            <text:p>29,1</text:p>
          </table:table-cell>
          <table:table-cell table:number-columns-repeated="2" office:value-type="float" office:value="32.6" calcext:value-type="float">
            <text:p>32,6</text:p>
          </table:table-cell>
          <table:table-cell office:value-type="float" office:value="40.5" calcext:value-type="float">
            <text:p>40,5</text:p>
          </table:table-cell>
          <table:table-cell office:value-type="float" office:value="43.7" calcext:value-type="float">
            <text:p>43,7</text:p>
          </table:table-cell>
          <table:table-cell office:value-type="float" office:value="45.5" calcext:value-type="float">
            <text:p>45,5</text:p>
          </table:table-cell>
          <table:table-cell office:value-type="float" office:value="46.6" calcext:value-type="float">
            <text:p>46,6</text:p>
          </table:table-cell>
          <table:table-cell office:value-type="float" office:value="45.4" calcext:value-type="float">
            <text:p>45,4</text:p>
          </table:table-cell>
          <table:table-cell table:number-columns-repeated="2" office:value-type="float" office:value="45.5" calcext:value-type="float">
            <text:p>45,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21:50:15.107531447</meta:creation-date>
    <dc:date>2020-12-20T23:57:46.939761958</dc:date>
    <meta:editing-duration>PT12M47S</meta:editing-duration>
    <meta:editing-cycles>3</meta:editing-cycles>
    <meta:generator>LibreOffice/6.4.6.2$Linux_X86_64 LibreOffice_project/40$Build-2</meta:generator>
    <meta:document-statistic meta:table-count="1" meta:cell-count="20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 dr3d:edge-rounding="5%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aecf00" draw:fill-color="#aecf00" dr3d:edge-rounding="5%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4b1f6f" draw:fill-color="#4b1f6f" dr3d:edge-rounding="5%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ff950e" draw:fill-color="#ff950e" dr3d:edge-rounding="5%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84d1" draw:fill-color="#0084d1" dr3d:edge-rounding="5%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33" style:family="chart">
      <style:graphic-properties draw:stroke="solid" svg:stroke-color="#b3b3b3" draw:fill="none" draw:fill-color="#e6e6e6"/>
    </style:style>
    <style:style style:name="ch3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Лист1.A1:Лист1.AC3" chart:data-source-has-labels="column" svg:x="1.006cm" svg:y="0.761cm" svg:width="12.671cm" svg:height="8.645cm">
          <chartooo:coordinate-region svg:x="2.183cm" svg:y="0.96cm" svg:width="11.255cm" svg:height="7.799cm"/>
          <chart:axis chart:dimension="x" chart:name="primary-x" chart:style-name="ch3" chartooo:axis-type="auto">
            <chart:categories table:cell-range-address="Лист1.A1:Лист1.A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Лист1.B1:Лист1.B3" chart:class="chart:scatter">
            <chart:data-point chart:repeated="3"/>
          </chart:series>
          <chart:series chart:style-name="ch6" chart:values-cell-range-address="Лист1.C1:Лист1.C3" chart:class="chart:scatter">
            <chart:data-point chart:repeated="3"/>
          </chart:series>
          <chart:series chart:style-name="ch7" chart:values-cell-range-address="Лист1.D1:Лист1.D3" chart:class="chart:scatter">
            <chart:data-point chart:repeated="3"/>
          </chart:series>
          <chart:series chart:style-name="ch8" chart:values-cell-range-address="Лист1.E1:Лист1.E3" chart:class="chart:scatter">
            <chart:data-point chart:repeated="3"/>
          </chart:series>
          <chart:series chart:style-name="ch9" chart:values-cell-range-address="Лист1.F1:Лист1.F3" chart:class="chart:scatter">
            <chart:data-point chart:repeated="3"/>
          </chart:series>
          <chart:series chart:style-name="ch10" chart:values-cell-range-address="Лист1.G1:Лист1.G3" chart:class="chart:scatter">
            <chart:data-point chart:repeated="3"/>
          </chart:series>
          <chart:series chart:style-name="ch11" chart:values-cell-range-address="Лист1.H1:Лист1.H3" chart:class="chart:scatter">
            <chart:data-point chart:repeated="3"/>
          </chart:series>
          <chart:series chart:style-name="ch12" chart:values-cell-range-address="Лист1.I1:Лист1.I3" chart:class="chart:scatter">
            <chart:data-point chart:repeated="3"/>
          </chart:series>
          <chart:series chart:style-name="ch13" chart:values-cell-range-address="Лист1.J1:Лист1.J3" chart:class="chart:scatter">
            <chart:data-point chart:repeated="3"/>
          </chart:series>
          <chart:series chart:style-name="ch14" chart:values-cell-range-address="Лист1.K1:Лист1.K3" chart:class="chart:scatter">
            <chart:data-point chart:repeated="3"/>
          </chart:series>
          <chart:series chart:style-name="ch15" chart:values-cell-range-address="Лист1.L1:Лист1.L3" chart:class="chart:scatter">
            <chart:data-point chart:repeated="3"/>
          </chart:series>
          <chart:series chart:style-name="ch16" chart:values-cell-range-address="Лист1.M1:Лист1.M3" chart:class="chart:scatter">
            <chart:data-point chart:repeated="3"/>
          </chart:series>
          <chart:series chart:style-name="ch17" chart:values-cell-range-address="Лист1.N1:Лист1.N3" chart:class="chart:scatter">
            <chart:data-point chart:repeated="3"/>
          </chart:series>
          <chart:series chart:style-name="ch18" chart:values-cell-range-address="Лист1.O1:Лист1.O3" chart:class="chart:scatter">
            <chart:data-point chart:repeated="3"/>
          </chart:series>
          <chart:series chart:style-name="ch19" chart:values-cell-range-address="Лист1.P1:Лист1.P3" chart:class="chart:scatter">
            <chart:data-point chart:repeated="3"/>
          </chart:series>
          <chart:series chart:style-name="ch20" chart:values-cell-range-address="Лист1.Q1:Лист1.Q3" chart:class="chart:scatter">
            <chart:data-point chart:repeated="3"/>
          </chart:series>
          <chart:series chart:style-name="ch21" chart:values-cell-range-address="Лист1.R1:Лист1.R3" chart:class="chart:scatter">
            <chart:data-point chart:repeated="3"/>
          </chart:series>
          <chart:series chart:style-name="ch22" chart:values-cell-range-address="Лист1.S1:Лист1.S3" chart:class="chart:scatter">
            <chart:data-point chart:repeated="3"/>
          </chart:series>
          <chart:series chart:style-name="ch23" chart:values-cell-range-address="Лист1.T1:Лист1.T3" chart:class="chart:scatter">
            <chart:data-point chart:repeated="3"/>
          </chart:series>
          <chart:series chart:style-name="ch24" chart:values-cell-range-address="Лист1.U1:Лист1.U3" chart:class="chart:scatter">
            <chart:data-point chart:repeated="3"/>
          </chart:series>
          <chart:series chart:style-name="ch25" chart:values-cell-range-address="Лист1.V1:Лист1.V3" chart:class="chart:scatter">
            <chart:data-point chart:repeated="3"/>
          </chart:series>
          <chart:series chart:style-name="ch26" chart:values-cell-range-address="Лист1.W1:Лист1.W3" chart:class="chart:scatter">
            <chart:data-point chart:repeated="3"/>
          </chart:series>
          <chart:series chart:style-name="ch27" chart:values-cell-range-address="Лист1.X1:Лист1.X3" chart:class="chart:scatter">
            <chart:data-point chart:repeated="3"/>
          </chart:series>
          <chart:series chart:style-name="ch28" chart:values-cell-range-address="Лист1.Y1:Лист1.Y3" chart:class="chart:scatter">
            <chart:data-point chart:repeated="3"/>
          </chart:series>
          <chart:series chart:style-name="ch29" chart:values-cell-range-address="Лист1.Z1:Лист1.Z3" chart:class="chart:scatter">
            <chart:data-point chart:repeated="3"/>
          </chart:series>
          <chart:series chart:style-name="ch30" chart:values-cell-range-address="Лист1.AA1:Лист1.AA3" chart:class="chart:scatter">
            <chart:data-point chart:repeated="3"/>
          </chart:series>
          <chart:series chart:style-name="ch31" chart:values-cell-range-address="Лист1.AB1:Лист1.AB3" chart:class="chart:scatter">
            <chart:data-point chart:repeated="3"/>
          </chart:series>
          <chart:series chart:style-name="ch32" chart:values-cell-range-address="Лист1.AC1:Лист1.AC3" chart:class="chart:scatter">
            <chart:data-point chart:repeated="3"/>
          </chart:series>
          <chart:wall chart:style-name="ch33"/>
          <chart:floor chart:style-name="ch3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  <table:table-cell office:value-type="string">
                <text:p>Столбец J</text:p>
              </table:table-cell>
              <table:table-cell office:value-type="string">
                <text:p>Столбец K</text:p>
              </table:table-cell>
              <table:table-cell office:value-type="string">
                <text:p>Столбец L</text:p>
              </table:table-cell>
              <table:table-cell office:value-type="string">
                <text:p>Столбец M</text:p>
              </table:table-cell>
              <table:table-cell office:value-type="string">
                <text:p>Столбец N</text:p>
              </table:table-cell>
              <table:table-cell office:value-type="string">
                <text:p>Столбец O</text:p>
              </table:table-cell>
              <table:table-cell office:value-type="string">
                <text:p>Столбец P</text:p>
              </table:table-cell>
              <table:table-cell office:value-type="string">
                <text:p>Столбец Q</text:p>
              </table:table-cell>
              <table:table-cell office:value-type="string">
                <text:p>Столбец R</text:p>
              </table:table-cell>
              <table:table-cell office:value-type="string">
                <text:p>Столбец S</text:p>
              </table:table-cell>
              <table:table-cell office:value-type="string">
                <text:p>Столбец T</text:p>
              </table:table-cell>
              <table:table-cell office:value-type="string">
                <text:p>Столбец U</text:p>
              </table:table-cell>
              <table:table-cell office:value-type="string">
                <text:p>Столбец V</text:p>
              </table:table-cell>
              <table:table-cell office:value-type="string">
                <text:p>Столбец W</text:p>
              </table:table-cell>
              <table:table-cell office:value-type="string">
                <text:p>Столбец X</text:p>
              </table:table-cell>
              <table:table-cell office:value-type="string">
                <text:p>Столбец Y</text:p>
              </table:table-cell>
              <table:table-cell office:value-type="string">
                <text:p>Столбец Z</text:p>
              </table:table-cell>
              <table:table-cell office:value-type="string">
                <text:p>Столбец AA</text:p>
              </table:table-cell>
              <table:table-cell office:value-type="string">
                <text:p>Столбец AB</text:p>
              </table:table-cell>
              <table:table-cell office:value-type="string">
                <text:p>Столбец AC</text:p>
              </table:table-cell>
            </table:table-row>
          </table:table-header-rows>
          <table:table-rows>
            <table:table-row>
              <table:table-cell office:value-type="string">
                <text:p>t,sec</text:p>
                <draw:g>
                  <svg:desc>Лист1.A1:Лист1.A3</svg:desc>
                </draw:g>
              </table:table-cell>
              <table:table-cell office:value-type="float" office:value="0">
                <text:p>0</text:p>
                <draw:g>
                  <svg:desc>Лист1.B1:Лист1.B3</svg:desc>
                </draw:g>
              </table:table-cell>
              <table:table-cell office:value-type="float" office:value="5">
                <text:p>5</text:p>
                <draw:g>
                  <svg:desc>Лист1.C1:Лист1.C3</svg:desc>
                </draw:g>
              </table:table-cell>
              <table:table-cell office:value-type="float" office:value="10">
                <text:p>10</text:p>
                <draw:g>
                  <svg:desc>Лист1.D1:Лист1.D3</svg:desc>
                </draw:g>
              </table:table-cell>
              <table:table-cell office:value-type="float" office:value="15">
                <text:p>15</text:p>
                <draw:g>
                  <svg:desc>Лист1.E1:Лист1.E3</svg:desc>
                </draw:g>
              </table:table-cell>
              <table:table-cell office:value-type="float" office:value="20">
                <text:p>20</text:p>
                <draw:g>
                  <svg:desc>Лист1.F1:Лист1.F3</svg:desc>
                </draw:g>
              </table:table-cell>
              <table:table-cell office:value-type="float" office:value="25">
                <text:p>25</text:p>
                <draw:g>
                  <svg:desc>Лист1.G1:Лист1.G3</svg:desc>
                </draw:g>
              </table:table-cell>
              <table:table-cell office:value-type="float" office:value="30">
                <text:p>30</text:p>
                <draw:g>
                  <svg:desc>Лист1.H1:Лист1.H3</svg:desc>
                </draw:g>
              </table:table-cell>
              <table:table-cell office:value-type="float" office:value="35">
                <text:p>35</text:p>
                <draw:g>
                  <svg:desc>Лист1.I1:Лист1.I3</svg:desc>
                </draw:g>
              </table:table-cell>
              <table:table-cell office:value-type="float" office:value="40">
                <text:p>40</text:p>
                <draw:g>
                  <svg:desc>Лист1.J1:Лист1.J3</svg:desc>
                </draw:g>
              </table:table-cell>
              <table:table-cell office:value-type="float" office:value="45">
                <text:p>45</text:p>
                <draw:g>
                  <svg:desc>Лист1.K1:Лист1.K3</svg:desc>
                </draw:g>
              </table:table-cell>
              <table:table-cell office:value-type="float" office:value="50">
                <text:p>50</text:p>
                <draw:g>
                  <svg:desc>Лист1.L1:Лист1.L3</svg:desc>
                </draw:g>
              </table:table-cell>
              <table:table-cell office:value-type="float" office:value="55">
                <text:p>55</text:p>
                <draw:g>
                  <svg:desc>Лист1.M1:Лист1.M3</svg:desc>
                </draw:g>
              </table:table-cell>
              <table:table-cell office:value-type="float" office:value="60">
                <text:p>60</text:p>
                <draw:g>
                  <svg:desc>Лист1.N1:Лист1.N3</svg:desc>
                </draw:g>
              </table:table-cell>
              <table:table-cell office:value-type="float" office:value="65">
                <text:p>65</text:p>
                <draw:g>
                  <svg:desc>Лист1.O1:Лист1.O3</svg:desc>
                </draw:g>
              </table:table-cell>
              <table:table-cell office:value-type="float" office:value="70">
                <text:p>70</text:p>
                <draw:g>
                  <svg:desc>Лист1.P1:Лист1.P3</svg:desc>
                </draw:g>
              </table:table-cell>
              <table:table-cell office:value-type="float" office:value="75">
                <text:p>75</text:p>
                <draw:g>
                  <svg:desc>Лист1.Q1:Лист1.Q3</svg:desc>
                </draw:g>
              </table:table-cell>
              <table:table-cell office:value-type="float" office:value="80">
                <text:p>80</text:p>
                <draw:g>
                  <svg:desc>Лист1.R1:Лист1.R3</svg:desc>
                </draw:g>
              </table:table-cell>
              <table:table-cell office:value-type="float" office:value="85">
                <text:p>85</text:p>
                <draw:g>
                  <svg:desc>Лист1.S1:Лист1.S3</svg:desc>
                </draw:g>
              </table:table-cell>
              <table:table-cell office:value-type="float" office:value="90">
                <text:p>90</text:p>
                <draw:g>
                  <svg:desc>Лист1.T1:Лист1.T3</svg:desc>
                </draw:g>
              </table:table-cell>
              <table:table-cell office:value-type="float" office:value="95">
                <text:p>95</text:p>
                <draw:g>
                  <svg:desc>Лист1.U1:Лист1.U3</svg:desc>
                </draw:g>
              </table:table-cell>
              <table:table-cell office:value-type="float" office:value="100">
                <text:p>100</text:p>
                <draw:g>
                  <svg:desc>Лист1.V1:Лист1.V3</svg:desc>
                </draw:g>
              </table:table-cell>
              <table:table-cell office:value-type="float" office:value="105">
                <text:p>105</text:p>
                <draw:g>
                  <svg:desc>Лист1.W1:Лист1.W3</svg:desc>
                </draw:g>
              </table:table-cell>
              <table:table-cell office:value-type="float" office:value="110">
                <text:p>110</text:p>
                <draw:g>
                  <svg:desc>Лист1.X1:Лист1.X3</svg:desc>
                </draw:g>
              </table:table-cell>
              <table:table-cell office:value-type="float" office:value="115">
                <text:p>115</text:p>
                <draw:g>
                  <svg:desc>Лист1.Y1:Лист1.Y3</svg:desc>
                </draw:g>
              </table:table-cell>
              <table:table-cell office:value-type="float" office:value="120">
                <text:p>120</text:p>
                <draw:g>
                  <svg:desc>Лист1.Z1:Лист1.Z3</svg:desc>
                </draw:g>
              </table:table-cell>
              <table:table-cell office:value-type="float" office:value="125">
                <text:p>125</text:p>
                <draw:g>
                  <svg:desc>Лист1.AA1:Лист1.AA3</svg:desc>
                </draw:g>
              </table:table-cell>
              <table:table-cell office:value-type="float" office:value="130">
                <text:p>130</text:p>
                <draw:g>
                  <svg:desc>Лист1.AB1:Лист1.AB3</svg:desc>
                </draw:g>
              </table:table-cell>
              <table:table-cell office:value-type="float" office:value="135">
                <text:p>135</text:p>
                <draw:g>
                  <svg:desc>Лист1.AC1:Лист1.AC3</svg:desc>
                </draw:g>
              </table:table-cell>
            </table:table-row>
            <table:table-row>
              <table:table-cell office:value-type="string">
                <text:p>V,kb</text:p>
              </table:table-cell>
              <table:table-cell office:value-type="float" office:value="49536">
                <text:p>49536</text:p>
              </table:table-cell>
              <table:table-cell office:value-type="float" office:value="46168">
                <text:p>46168</text:p>
              </table:table-cell>
              <table:table-cell office:value-type="float" office:value="39297">
                <text:p>39297</text:p>
              </table:table-cell>
              <table:table-cell office:value-type="float" office:value="32603">
                <text:p>32603</text:p>
              </table:table-cell>
              <table:table-cell office:value-type="float" office:value="30132">
                <text:p>30132</text:p>
              </table:table-cell>
              <table:table-cell office:value-type="float" office:value="25907">
                <text:p>25907</text:p>
              </table:table-cell>
              <table:table-cell office:value-type="float" office:value="19502">
                <text:p>19502</text:p>
              </table:table-cell>
              <table:table-cell office:value-type="float" office:value="16261">
                <text:p>16261</text:p>
              </table:table-cell>
              <table:table-cell office:value-type="float" office:value="9833">
                <text:p>9833</text:p>
              </table:table-cell>
              <table:table-cell office:value-type="float" office:value="3437">
                <text:p>3437</text:p>
              </table:table-cell>
              <table:table-cell office:value-type="float" office:value="1279">
                <text:p>1279</text:p>
              </table:table-cell>
              <table:table-cell office:value-type="float" office:value="1223">
                <text:p>1223</text:p>
              </table:table-cell>
              <table:table-cell office:value-type="float" office:value="1293">
                <text:p>1293</text:p>
              </table:table-cell>
              <table:table-cell office:value-type="float" office:value="1195">
                <text:p>1195</text:p>
              </table:table-cell>
              <table:table-cell office:value-type="float" office:value="1235">
                <text:p>1235</text:p>
              </table:table-cell>
              <table:table-cell office:value-type="float" office:value="1183">
                <text:p>118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29541">
                <text:p>29541</text:p>
              </table:table-cell>
              <table:table-cell office:value-type="float" office:value="26233">
                <text:p>26233</text:p>
              </table:table-cell>
              <table:table-cell office:value-type="float" office:value="22965">
                <text:p>22965</text:p>
              </table:table-cell>
              <table:table-cell office:value-type="float" office:value="21325">
                <text:p>21325</text:p>
              </table:table-cell>
              <table:table-cell office:value-type="float" office:value="18006">
                <text:p>18006</text:p>
              </table:table-cell>
              <table:table-cell office:value-type="float" office:value="16330">
                <text:p>16330</text:p>
              </table:table-cell>
              <table:table-cell office:value-type="float" office:value="12952">
                <text:p>12952</text:p>
              </table:table-cell>
              <table:table-cell office:value-type="float" office:value="9574">
                <text:p>9574</text:p>
              </table:table-cell>
              <table:table-cell office:value-type="float" office:value="6177">
                <text:p>6177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string">
                <text:p>V_swap,kb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75">
                <text:p>20475</text:p>
              </table:table-cell>
              <table:table-cell office:value-type="float" office:value="20360">
                <text:p>20360</text:p>
              </table:table-cell>
              <table:table-cell office:value-type="float" office:value="17960">
                <text:p>17960</text:p>
              </table:table-cell>
              <table:table-cell office:value-type="float" office:value="15230">
                <text:p>15230</text:p>
              </table:table-cell>
              <table:table-cell office:value-type="float" office:value="9612">
                <text:p>9612</text:p>
              </table:table-cell>
              <table:table-cell office:value-type="float" office:value="3787">
                <text:p>3787</text:p>
              </table:table-cell>
              <table:table-cell office:value-type="float" office:value="902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6010">
                <text:p>6010</text:p>
              </table:table-cell>
              <table:table-cell office:value-type="float" office:value="6087">
                <text:p>6087</text:p>
              </table:table-cell>
              <table:table-cell office:value-type="float" office:value="6095">
                <text:p>6095</text:p>
              </table:table-cell>
              <table:table-cell office:value-type="float" office:value="6095">
                <text:p>6095</text:p>
              </table:table-cell>
              <table:table-cell office:value-type="float" office:value="6095">
                <text:p>6095</text:p>
              </table:table-cell>
              <table:table-cell office:value-type="float" office:value="6095">
                <text:p>6095</text:p>
              </table:table-cell>
              <table:table-cell office:value-type="float" office:value="6095">
                <text:p>6095</text:p>
              </table:table-cell>
              <table:table-cell office:value-type="float" office:value="6100">
                <text:p>6100</text:p>
              </table:table-cell>
              <table:table-cell office:value-type="float" office:value="6100">
                <text:p>6100</text:p>
              </table:table-cell>
              <table:table-cell office:value-type="float" office:value="6100">
                <text:p>6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53cm" svg:y="0.316cm" chart:style-name="ch2">
          <text:p>FreeMem(t)</text:p>
        </chart:title>
        <chart:legend chart:legend-position="end" svg:x="13.889cm" svg:y="3.952cm" style:legend-expansion="high" chart:style-name="ch3"/>
        <chart:plot-area chart:style-name="ch4" table:cell-range-address="Лист1.A1:Лист1.AC2" chart:data-source-has-labels="column" svg:x="0.32cm" svg:y="1.275cm" svg:width="13.249cm" svg:height="7.545cm">
          <chartooo:coordinate-region svg:x="1.497cm" svg:y="1.474cm" svg:width="11.885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1:Лист1.AC1" chart:label-cell-address="Лист1.A1:Лист1.A1" chart:class="chart:line">
            <chart:data-point chart:repeated="28"/>
          </chart:series>
          <chart:series chart:style-name="ch8" chart:values-cell-range-address="Лист1.B2:Лист1.AC2" chart:label-cell-address="Лист1.A2:Лист1.A2" chart:class="chart:line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</table:table-row>
          </table:table-header-rows>
          <table:table-rows>
            <table:table-row>
              <table:table-cell office:value-type="string">
                <text:p>t,sec</text:p>
                <draw:g>
                  <svg:desc>Лист1.A1:Лист1.A1</svg:desc>
                </draw:g>
              </table:table-cell>
              <table:table-cell office:value-type="float" office:value="0">
                <text:p>0</text:p>
                <draw:g>
                  <svg:desc>Лист1.B1:Лист1.AC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V,kb</text:p>
                <draw:g>
                  <svg:desc>Лист1.A2:Лист1.A2</svg:desc>
                </draw:g>
              </table:table-cell>
              <table:table-cell office:value-type="float" office:value="49536">
                <text:p>49536</text:p>
                <draw:g>
                  <svg:desc>Лист1.B2:Лист1.AC2</svg:desc>
                </draw:g>
              </table:table-cell>
              <table:table-cell office:value-type="float" office:value="46168">
                <text:p>46168</text:p>
              </table:table-cell>
              <table:table-cell office:value-type="float" office:value="39297">
                <text:p>39297</text:p>
              </table:table-cell>
              <table:table-cell office:value-type="float" office:value="32603">
                <text:p>32603</text:p>
              </table:table-cell>
              <table:table-cell office:value-type="float" office:value="30132">
                <text:p>30132</text:p>
              </table:table-cell>
              <table:table-cell office:value-type="float" office:value="25907">
                <text:p>25907</text:p>
              </table:table-cell>
              <table:table-cell office:value-type="float" office:value="19502">
                <text:p>19502</text:p>
              </table:table-cell>
              <table:table-cell office:value-type="float" office:value="16261">
                <text:p>16261</text:p>
              </table:table-cell>
              <table:table-cell office:value-type="float" office:value="9833">
                <text:p>9833</text:p>
              </table:table-cell>
              <table:table-cell office:value-type="float" office:value="3437">
                <text:p>3437</text:p>
              </table:table-cell>
              <table:table-cell office:value-type="float" office:value="1279">
                <text:p>1279</text:p>
              </table:table-cell>
              <table:table-cell office:value-type="float" office:value="1223">
                <text:p>1223</text:p>
              </table:table-cell>
              <table:table-cell office:value-type="float" office:value="1293">
                <text:p>1293</text:p>
              </table:table-cell>
              <table:table-cell office:value-type="float" office:value="1195">
                <text:p>1195</text:p>
              </table:table-cell>
              <table:table-cell office:value-type="float" office:value="1235">
                <text:p>1235</text:p>
              </table:table-cell>
              <table:table-cell office:value-type="float" office:value="1183">
                <text:p>118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29541">
                <text:p>29541</text:p>
              </table:table-cell>
              <table:table-cell office:value-type="float" office:value="26233">
                <text:p>26233</text:p>
              </table:table-cell>
              <table:table-cell office:value-type="float" office:value="22965">
                <text:p>22965</text:p>
              </table:table-cell>
              <table:table-cell office:value-type="float" office:value="21325">
                <text:p>21325</text:p>
              </table:table-cell>
              <table:table-cell office:value-type="float" office:value="18006">
                <text:p>18006</text:p>
              </table:table-cell>
              <table:table-cell office:value-type="float" office:value="16330">
                <text:p>16330</text:p>
              </table:table-cell>
              <table:table-cell office:value-type="float" office:value="12952">
                <text:p>12952</text:p>
              </table:table-cell>
              <table:table-cell office:value-type="float" office:value="9574">
                <text:p>9574</text:p>
              </table:table-cell>
              <table:table-cell office:value-type="float" office:value="6177">
                <text:p>6177</text:p>
              </table:table-cell>
              <table:table-cell office:value-type="float" office:value="4468">
                <text:p>44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562cm" svg:height="15.503cm" xlink:href=".." xlink:type="simple" chart:class="chart:scatter" chart:style-name="ch1">
        <chart:legend chart:legend-position="end" svg:x="24.816cm" svg:y="7.203cm" style:legend-expansion="high" chart:style-name="ch2"/>
        <chart:plot-area chart:style-name="ch3" table:cell-range-address="Лист1.B1:Лист1.AC3" svg:x="1.562cm" svg:y="0.31cm" svg:width="22.703cm" svg:height="13.902cm">
          <chartooo:coordinate-region svg:x="2.739cm" svg:y="0.509cm" svg:width="21.246cm" svg:height="13.056cm"/>
          <chart:axis chart:dimension="x" chart:name="primary-x" chart:style-name="ch4">
            <chart:title svg:x="12.763cm" svg:y="14.522cm" chart:style-name="ch5">
              <text:p>T</text:p>
            </chart:title>
          </chart:axis>
          <chart:axis chart:dimension="y" chart:name="primary-y" chart:style-name="ch4">
            <chart:title svg:x="0.451cm" svg:y="7.596cm" chart:style-name="ch6">
              <text:p>free</text:p>
            </chart:title>
            <chart:grid chart:style-name="ch7" chart:class="major"/>
          </chart:axis>
          <chart:series chart:style-name="ch8" chart:values-cell-range-address="Лист1.B2:Лист1.AC2" chart:class="chart:scatter">
            <chart:domain table:cell-range-address="Лист1.B1:Лист1.AC1"/>
            <chart:data-point chart:repeated="28"/>
          </chart:series>
          <chart:series chart:style-name="ch9" chart:values-cell-range-address="Лист1.B3:Лист1.AC3" chart:class="chart:scatter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:Лист1.AC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49536">
                <text:p>49536</text:p>
                <draw:g>
                  <svg:desc>Лист1.B2:Лист1.AC2</svg:desc>
                </draw:g>
              </table:table-cell>
              <table:table-cell office:value-type="float" office:value="46168">
                <text:p>46168</text:p>
              </table:table-cell>
              <table:table-cell office:value-type="float" office:value="39297">
                <text:p>39297</text:p>
              </table:table-cell>
              <table:table-cell office:value-type="float" office:value="32603">
                <text:p>32603</text:p>
              </table:table-cell>
              <table:table-cell office:value-type="float" office:value="30132">
                <text:p>30132</text:p>
              </table:table-cell>
              <table:table-cell office:value-type="float" office:value="25907">
                <text:p>25907</text:p>
              </table:table-cell>
              <table:table-cell office:value-type="float" office:value="19502">
                <text:p>19502</text:p>
              </table:table-cell>
              <table:table-cell office:value-type="float" office:value="16261">
                <text:p>16261</text:p>
              </table:table-cell>
              <table:table-cell office:value-type="float" office:value="9833">
                <text:p>9833</text:p>
              </table:table-cell>
              <table:table-cell office:value-type="float" office:value="3437">
                <text:p>3437</text:p>
              </table:table-cell>
              <table:table-cell office:value-type="float" office:value="1279">
                <text:p>1279</text:p>
              </table:table-cell>
              <table:table-cell office:value-type="float" office:value="1223">
                <text:p>1223</text:p>
              </table:table-cell>
              <table:table-cell office:value-type="float" office:value="1293">
                <text:p>1293</text:p>
              </table:table-cell>
              <table:table-cell office:value-type="float" office:value="1195">
                <text:p>1195</text:p>
              </table:table-cell>
              <table:table-cell office:value-type="float" office:value="1235">
                <text:p>1235</text:p>
              </table:table-cell>
              <table:table-cell office:value-type="float" office:value="1183">
                <text:p>118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29541">
                <text:p>29541</text:p>
              </table:table-cell>
              <table:table-cell office:value-type="float" office:value="26233">
                <text:p>26233</text:p>
              </table:table-cell>
              <table:table-cell office:value-type="float" office:value="22965">
                <text:p>22965</text:p>
              </table:table-cell>
              <table:table-cell office:value-type="float" office:value="21325">
                <text:p>21325</text:p>
              </table:table-cell>
              <table:table-cell office:value-type="float" office:value="18006">
                <text:p>18006</text:p>
              </table:table-cell>
              <table:table-cell office:value-type="float" office:value="16330">
                <text:p>16330</text:p>
              </table:table-cell>
              <table:table-cell office:value-type="float" office:value="12952">
                <text:p>12952</text:p>
              </table:table-cell>
              <table:table-cell office:value-type="float" office:value="9574">
                <text:p>9574</text:p>
              </table:table-cell>
              <table:table-cell office:value-type="float" office:value="6177">
                <text:p>6177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string">
                <text:p>Строка 3</text:p>
                <draw:g>
                  <svg:desc/>
                </draw:g>
              </table:table-cell>
              <table:table-cell office:value-type="float" office:value="20480">
                <text:p>20480</text:p>
                <draw:g>
                  <svg:desc>Лист1.B3:Лист1.AC3</svg:desc>
                </draw:g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75">
                <text:p>20475</text:p>
              </table:table-cell>
              <table:table-cell office:value-type="float" office:value="20360">
                <text:p>20360</text:p>
              </table:table-cell>
              <table:table-cell office:value-type="float" office:value="17960">
                <text:p>17960</text:p>
              </table:table-cell>
              <table:table-cell office:value-type="float" office:value="15230">
                <text:p>15230</text:p>
              </table:table-cell>
              <table:table-cell office:value-type="float" office:value="9612">
                <text:p>9612</text:p>
              </table:table-cell>
              <table:table-cell office:value-type="float" office:value="3787">
                <text:p>3787</text:p>
              </table:table-cell>
              <table:table-cell office:value-type="float" office:value="902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6010">
                <text:p>6010</text:p>
              </table:table-cell>
              <table:table-cell office:value-type="float" office:value="6087">
                <text:p>6087</text:p>
              </table:table-cell>
              <table:table-cell office:value-type="float" office:value="6095">
                <text:p>6095</text:p>
              </table:table-cell>
              <table:table-cell office:value-type="float" office:value="6095">
                <text:p>6095</text:p>
              </table:table-cell>
              <table:table-cell office:value-type="float" office:value="6095">
                <text:p>6095</text:p>
              </table:table-cell>
              <table:table-cell office:value-type="float" office:value="6095">
                <text:p>6095</text:p>
              </table:table-cell>
              <table:table-cell office:value-type="float" office:value="6095">
                <text:p>6095</text:p>
              </table:table-cell>
              <table:table-cell office:value-type="float" office:value="6100">
                <text:p>6100</text:p>
              </table:table-cell>
              <table:table-cell office:value-type="float" office:value="6100">
                <text:p>6100</text:p>
              </table:table-cell>
              <table:table-cell office:value-type="float" office:value="6100">
                <text:p>6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982cm" svg:height="3.479cm" xlink:href=".." xlink:type="simple" chart:class="chart:scatter" chart:style-name="ch1">
        <chart:legend chart:legend-position="end" svg:x="2.945cm" svg:y="1.191cm" style:legend-expansion="high" chart:style-name="ch2"/>
        <chart:plot-area chart:style-name="ch3" table:cell-range-address="Лист1.A1:Лист1.AG3" chart:data-source-has-labels="column" svg:x="0.119cm" svg:y="0.069cm" svg:width="2.707cm" svg:height="3.341cm">
          <chartooo:coordinate-region svg:x="1.296cm" svg:y="0.19cm" svg:width="1.389cm" svg:height="2.2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AG2" chart:label-cell-address="Лист1.A2:Лист1.A2" chart:class="chart:scatter">
            <chart:domain table:cell-range-address="Лист1.B1:Лист1.AG1"/>
            <chart:data-point chart:repeated="32"/>
          </chart:series>
          <chart:series chart:style-name="ch7" chart:values-cell-range-address="Лист1.B3:Лист1.AG3" chart:label-cell-address="Лист1.A3:Лист1.A3" chart:class="chart:scatte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:Лист1.AG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V,kb</text:p>
                <draw:g>
                  <svg:desc>Лист1.A2:Лист1.A2</svg:desc>
                </draw:g>
              </table:table-cell>
              <table:table-cell office:value-type="float" office:value="49536">
                <text:p>49536</text:p>
                <draw:g>
                  <svg:desc>Лист1.B2:Лист1.AG2</svg:desc>
                </draw:g>
              </table:table-cell>
              <table:table-cell office:value-type="float" office:value="46168">
                <text:p>46168</text:p>
              </table:table-cell>
              <table:table-cell office:value-type="float" office:value="39297">
                <text:p>39297</text:p>
              </table:table-cell>
              <table:table-cell office:value-type="float" office:value="32603">
                <text:p>32603</text:p>
              </table:table-cell>
              <table:table-cell office:value-type="float" office:value="30132">
                <text:p>30132</text:p>
              </table:table-cell>
              <table:table-cell office:value-type="float" office:value="25907">
                <text:p>25907</text:p>
              </table:table-cell>
              <table:table-cell office:value-type="float" office:value="19502">
                <text:p>19502</text:p>
              </table:table-cell>
              <table:table-cell office:value-type="float" office:value="16261">
                <text:p>16261</text:p>
              </table:table-cell>
              <table:table-cell office:value-type="float" office:value="9833">
                <text:p>9833</text:p>
              </table:table-cell>
              <table:table-cell office:value-type="float" office:value="3437">
                <text:p>3437</text:p>
              </table:table-cell>
              <table:table-cell office:value-type="float" office:value="1279">
                <text:p>1279</text:p>
              </table:table-cell>
              <table:table-cell office:value-type="float" office:value="1223">
                <text:p>1223</text:p>
              </table:table-cell>
              <table:table-cell office:value-type="float" office:value="1293">
                <text:p>1293</text:p>
              </table:table-cell>
              <table:table-cell office:value-type="float" office:value="1195">
                <text:p>1195</text:p>
              </table:table-cell>
              <table:table-cell office:value-type="float" office:value="1235">
                <text:p>1235</text:p>
              </table:table-cell>
              <table:table-cell office:value-type="float" office:value="1183">
                <text:p>118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29541">
                <text:p>29541</text:p>
              </table:table-cell>
              <table:table-cell office:value-type="float" office:value="26233">
                <text:p>26233</text:p>
              </table:table-cell>
              <table:table-cell office:value-type="float" office:value="22965">
                <text:p>22965</text:p>
              </table:table-cell>
              <table:table-cell office:value-type="float" office:value="21325">
                <text:p>21325</text:p>
              </table:table-cell>
              <table:table-cell office:value-type="float" office:value="18006">
                <text:p>18006</text:p>
              </table:table-cell>
              <table:table-cell office:value-type="float" office:value="16330">
                <text:p>16330</text:p>
              </table:table-cell>
              <table:table-cell office:value-type="float" office:value="12952">
                <text:p>12952</text:p>
              </table:table-cell>
              <table:table-cell office:value-type="float" office:value="9574">
                <text:p>9574</text:p>
              </table:table-cell>
              <table:table-cell office:value-type="float" office:value="6177">
                <text:p>6177</text:p>
              </table:table-cell>
              <table:table-cell office:value-type="float" office:value="4468">
                <text:p>4468</text:p>
              </table:table-cell>
              <table:table-cell office:value-type="float" office:value="1297">
                <text:p>1297</text:p>
              </table:table-cell>
              <table:table-cell office:value-type="float" office:value="1721">
                <text:p>1721</text:p>
              </table:table-cell>
              <table:table-cell office:value-type="float" office:value="1237">
                <text:p>1237</text:p>
              </table:table-cell>
              <table:table-cell office:value-type="float" office:value="13188">
                <text:p>13188</text:p>
              </table:table-cell>
            </table:table-row>
            <table:table-row>
              <table:table-cell office:value-type="string">
                <text:p>V_swap,kb</text:p>
                <draw:g>
                  <svg:desc>Лист1.A3:Лист1.A3</svg:desc>
                </draw:g>
              </table:table-cell>
              <table:table-cell office:value-type="float" office:value="20480">
                <text:p>20480</text:p>
                <draw:g>
                  <svg:desc>Лист1.B3:Лист1.AG3</svg:desc>
                </draw:g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80">
                <text:p>20480</text:p>
              </table:table-cell>
              <table:table-cell office:value-type="float" office:value="20475">
                <text:p>20475</text:p>
              </table:table-cell>
              <table:table-cell office:value-type="float" office:value="20360">
                <text:p>20360</text:p>
              </table:table-cell>
              <table:table-cell office:value-type="float" office:value="17960">
                <text:p>17960</text:p>
              </table:table-cell>
              <table:table-cell office:value-type="float" office:value="15230">
                <text:p>15230</text:p>
              </table:table-cell>
              <table:table-cell office:value-type="float" office:value="9612">
                <text:p>9612</text:p>
              </table:table-cell>
              <table:table-cell office:value-type="float" office:value="3787">
                <text:p>3787</text:p>
              </table:table-cell>
              <table:table-cell office:value-type="float" office:value="902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6010">
                <text:p>6010</text:p>
              </table:table-cell>
              <table:table-cell office:value-type="float" office:value="6087">
                <text:p>6087</text:p>
              </table:table-cell>
              <table:table-cell office:value-type="float" office:value="6095">
                <text:p>6095</text:p>
              </table:table-cell>
              <table:table-cell office:value-type="float" office:value="6095">
                <text:p>6095</text:p>
              </table:table-cell>
              <table:table-cell office:value-type="float" office:value="6095">
                <text:p>6095</text:p>
              </table:table-cell>
              <table:table-cell office:value-type="float" office:value="6095">
                <text:p>6095</text:p>
              </table:table-cell>
              <table:table-cell office:value-type="float" office:value="6095">
                <text:p>6095</text:p>
              </table:table-cell>
              <table:table-cell office:value-type="float" office:value="6100">
                <text:p>6100</text:p>
              </table:table-cell>
              <table:table-cell office:value-type="float" office:value="6100">
                <text:p>6100</text:p>
              </table:table-cell>
              <table:table-cell office:value-type="float" office:value="6100">
                <text:p>6100</text:p>
              </table:table-cell>
              <table:table-cell office:value-type="float" office:value="5939">
                <text:p>5939</text:p>
              </table:table-cell>
              <table:table-cell office:value-type="float" office:value="2890">
                <text:p>2890</text:p>
              </table:table-cell>
              <table:table-cell office:value-type="float" office:value="2401">
                <text:p>2401</text:p>
              </table:table-cell>
              <table:table-cell office:value-type="float" office:value="481">
                <text:p>4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39cm" svg:height="12.963cm" xlink:href=".." xlink:type="simple" chart:class="chart:scatter" chart:style-name="ch1">
        <chart:legend chart:legend-position="end" svg:x="24.425cm" svg:y="5.933cm" style:legend-expansion="high" chart:style-name="ch2"/>
        <chart:plot-area chart:style-name="ch3" table:cell-range-address="Лист1.A7:Лист1.AG9" chart:data-source-has-labels="column" svg:x="0.54cm" svg:y="0.259cm" svg:width="23.345cm" svg:height="12.445cm">
          <chartooo:coordinate-region svg:x="1.161cm" svg:y="0.458cm" svg:width="22.258cm" svg:height="11.5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8:Лист1.AG8" chart:label-cell-address="Лист1.A8:Лист1.A8" chart:class="chart:scatter">
            <chart:domain table:cell-range-address="Лист1.B7:Лист1.AG7"/>
            <chart:data-point chart:repeated="32"/>
          </chart:series>
          <chart:series chart:style-name="ch7" chart:values-cell-range-address="Лист1.B9:Лист1.AG9" chart:label-cell-address="Лист1.A9:Лист1.A9" chart:class="chart:scatte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Строка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7:Лист1.AG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  <table:table-cell office:value-type="float" office:value="135">
                <text:p>135</text:p>
              </table:table-cell>
              <table:table-cell office:value-type="float" office:value="140">
                <text:p>140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proc1,%</text:p>
                <draw:g>
                  <svg:desc>Лист1.A8:Лист1.A8</svg:desc>
                </draw:g>
              </table:table-cell>
              <table:table-cell office:value-type="float" office:value="0.1">
                <text:p>0.1</text:p>
                <draw:g>
                  <svg:desc>Лист1.B8:Лист1.AG8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7.4">
                <text:p>7.4</text:p>
              </table:table-cell>
              <table:table-cell office:value-type="float" office:value="12.1">
                <text:p>12.1</text:p>
              </table:table-cell>
              <table:table-cell office:value-type="float" office:value="14.2">
                <text:p>14.2</text:p>
              </table:table-cell>
              <table:table-cell office:value-type="float" office:value="17.3">
                <text:p>17.3</text:p>
              </table:table-cell>
              <table:table-cell office:value-type="float" office:value="21.2">
                <text:p>21.2</text:p>
              </table:table-cell>
              <table:table-cell office:value-type="float" office:value="23.5">
                <text:p>23.5</text:p>
              </table:table-cell>
              <table:table-cell office:value-type="float" office:value="28.1">
                <text:p>28.1</text:p>
              </table:table-cell>
              <table:table-cell office:value-type="float" office:value="33.7">
                <text:p>33.7</text:p>
              </table:table-cell>
              <table:table-cell office:value-type="float" office:value="34.9">
                <text:p>34.9</text:p>
              </table:table-cell>
              <table:table-cell office:value-type="float" office:value="39.4">
                <text:p>39.4</text:p>
              </table:table-cell>
              <table:table-cell office:value-type="float" office:value="44.8">
                <text:p>44.8</text:p>
              </table:table-cell>
              <table:table-cell office:value-type="float" office:value="46.5">
                <text:p>46.5</text:p>
              </table:table-cell>
              <table:table-cell office:value-type="float" office:value="45.5">
                <text:p>45.5</text:p>
              </table:table-cell>
              <table:table-cell office:value-type="float" office:value="46.4">
                <text:p>46.4</text:p>
              </table:table-cell>
              <table:table-cell office:value-type="float" office:value="46.5">
                <text:p>46.5</text:p>
              </table:table-cell>
              <table:table-cell office:value-type="float" office:value="46.5">
                <text:p>46.5</text:p>
              </table:table-cell>
              <table:table-cell office:value-type="float" office:value="46.5">
                <text:p>46.5</text:p>
              </table:table-cell>
              <table:table-cell office:value-type="float" office:value="51.1">
                <text:p>51.1</text:p>
              </table:table-cell>
              <table:table-cell office:value-type="float" office:value="55.8">
                <text:p>55.8</text:p>
              </table:table-cell>
              <table:table-cell office:value-type="float" office:value="58.2">
                <text:p>58.2</text:p>
              </table:table-cell>
              <table:table-cell office:value-type="float" office:value="62.9">
                <text:p>62.9</text:p>
              </table:table-cell>
              <table:table-cell office:value-type="float" office:value="65.4">
                <text:p>65.4</text:p>
              </table:table-cell>
              <table:table-cell office:value-type="float" office:value="70.2">
                <text:p>70.2</text:p>
              </table:table-cell>
              <table:table-cell office:value-type="float" office:value="75.1">
                <text:p>75.1</text:p>
              </table:table-cell>
              <table:table-cell office:value-type="float" office:value="80">
                <text:p>80</text:p>
              </table:table-cell>
              <table:table-cell office:value-type="float" office:value="82.5">
                <text:p>82.5</text:p>
              </table:table-cell>
              <table:table-cell office:value-type="float" office:value="87.2">
                <text:p>87.2</text:p>
              </table:table-cell>
              <table:table-cell office:value-type="float" office:value="87.5">
                <text:p>87.5</text:p>
              </table:table-cell>
              <table:table-cell office:value-type="float" office:value="89.2">
                <text:p>89.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proc2,%</text:p>
                <draw:g>
                  <svg:desc>Лист1.A9:Лист1.A9</svg:desc>
                </draw:g>
              </table:table-cell>
              <table:table-cell office:value-type="float" office:value="0.1">
                <text:p>0.1</text:p>
                <draw:g>
                  <svg:desc>Лист1.B9:Лист1.AG9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12.3">
                <text:p>12.3</text:p>
              </table:table-cell>
              <table:table-cell office:value-type="float" office:value="13.7">
                <text:p>13.7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  <table:table-cell office:value-type="float" office:value="24.4">
                <text:p>24.4</text:p>
              </table:table-cell>
              <table:table-cell office:value-type="float" office:value="29.1">
                <text:p>29.1</text:p>
              </table:table-cell>
              <table:table-cell office:value-type="float" office:value="32.6">
                <text:p>32.6</text:p>
              </table:table-cell>
              <table:table-cell office:value-type="float" office:value="32.6">
                <text:p>32.6</text:p>
              </table:table-cell>
              <table:table-cell office:value-type="float" office:value="40.5">
                <text:p>40.5</text:p>
              </table:table-cell>
              <table:table-cell office:value-type="float" office:value="43.7">
                <text:p>43.7</text:p>
              </table:table-cell>
              <table:table-cell office:value-type="float" office:value="45.5">
                <text:p>45.5</text:p>
              </table:table-cell>
              <table:table-cell office:value-type="float" office:value="46.6">
                <text:p>46.6</text:p>
              </table:table-cell>
              <table:table-cell office:value-type="float" office:value="45.4">
                <text:p>45.4</text:p>
              </table:table-cell>
              <table:table-cell office:value-type="float" office:value="45.5">
                <text:p>45.5</text:p>
              </table:table-cell>
              <table:table-cell office:value-type="float" office:value="45.5">
                <text:p>4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